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r1 - c++" table:style-name="ta1">
        <table:shapes>
          <draw:frame draw:z-index="0" draw:style-name="gr1" draw:text-style-name="P1" svg:width="16.006cm" svg:height="9.004cm" svg:x="0.88cm" svg:y="5.206cm">
            <draw:object draw:notify-on-update-of-ranges="'exer1 - c++'.A2:'exer1 - c++'.A8 'exer1 - c++'.B1:'exer1 - c++'.B1 'exer1 - c++'.B2:'exer1 - c++'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78cm" svg:height="9.004cm" svg:x="0.99cm" svg:y="15.38cm">
            <draw:object draw:notify-on-update-of-ranges="'exer1 - c++'.A2:'exer1 - c++'.A8 'exer1 - c++'.C1:'exer1 - c++'.C1 'exer1 - c++'.C2:'exer1 - c++'.C8 'exer1 - c++'.D1:'exer1 - c++'.D1 'exer1 - c++'.D2:'exer1 - c++'.D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4477" calcext:value-type="float">
            <text:p>0,24477</text:p>
          </table:table-cell>
          <table:table-cell office:value-type="float" office:value="244806664" calcext:value-type="float">
            <text:p>244806664</text:p>
          </table:table-cell>
          <table:table-cell office:value-type="float" office:value="42692166" calcext:value-type="float">
            <text:p>426921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64234" calcext:value-type="float">
            <text:p>1,64234</text:p>
          </table:table-cell>
          <table:table-cell office:value-type="float" office:value="1224650781" calcext:value-type="float">
            <text:p>1224650781</text:p>
          </table:table-cell>
          <table:table-cell office:value-type="float" office:value="256217363" calcext:value-type="float">
            <text:p>25621736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.74684" calcext:value-type="float">
            <text:p>4,74684</text:p>
          </table:table-cell>
          <table:table-cell office:value-type="float" office:value="3520341095" calcext:value-type="float">
            <text:p>3520341095</text:p>
          </table:table-cell>
          <table:table-cell office:value-type="float" office:value="1700444516" calcext:value-type="float">
            <text:p>170044451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2.386" calcext:value-type="float">
            <text:p>22,386</text:p>
          </table:table-cell>
          <table:table-cell office:value-type="float" office:value="9059253458" calcext:value-type="float">
            <text:p>9059253458</text:p>
          </table:table-cell>
          <table:table-cell office:value-type="float" office:value="8873232145" calcext:value-type="float">
            <text:p>887323214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8.3412" calcext:value-type="float">
            <text:p>48,3412</text:p>
          </table:table-cell>
          <table:table-cell office:value-type="float" office:value="17644124045" calcext:value-type="float">
            <text:p>17644124045</text:p>
          </table:table-cell>
          <table:table-cell office:value-type="float" office:value="25375241449" calcext:value-type="float">
            <text:p>2537524144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6.2234" calcext:value-type="float">
            <text:p>86,2234</text:p>
          </table:table-cell>
          <table:table-cell office:value-type="float" office:value="30912266518" calcext:value-type="float">
            <text:p>30912266518</text:p>
          </table:table-cell>
          <table:table-cell office:value-type="float" office:value="52844144647" calcext:value-type="float">
            <text:p>5284414464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3.751" calcext:value-type="float">
            <text:p>143,751</text:p>
          </table:table-cell>
          <table:table-cell office:value-type="float" office:value="50317568625" calcext:value-type="float">
            <text:p>50317568625</text:p>
          </table:table-cell>
          <table:table-cell office:value-type="float" office:value="97470458573" calcext:value-type="float">
            <text:p>97470458573</text:p>
          </table:table-cell>
        </table:table-row>
      </table:table>
      <table:table table:name="exerc2.1 - c++" table:style-name="ta1">
        <table:shapes>
          <draw:frame draw:z-index="0" draw:style-name="gr1" draw:text-style-name="P1" svg:width="15.997cm" svg:height="9.005cm" svg:x="0.22cm" svg:y="4.037cm">
            <draw:object draw:notify-on-update-of-ranges="'exerc2.1 - c++'.A2:'exerc2.1 - c++'.A8 'exerc2.1 - c++'.B1:'exerc2.1 - c++'.B1 'exerc2.1 - c++'.B2:'exerc2.1 - c++'.B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8cm" svg:height="9.004cm" svg:x="0.385cm" svg:y="13.547cm">
            <draw:object draw:notify-on-update-of-ranges="'exerc2.1 - c++'.A2:'exerc2.1 - c++'.A8 'exerc2.1 - c++'.D1:'exerc2.1 - c++'.D1 'exerc2.1 - c++'.D2:'exerc2.1 - c++'.D8 'exerc2.1 - c++'.C1:'exerc2.1 - c++'.C1 'exerc2.1 - c++'.C2:'exerc2.1 - c++'.C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18981" calcext:value-type="float">
            <text:p>0,118981</text:p>
          </table:table-cell>
          <table:table-cell office:value-type="float" office:value="27109477" calcext:value-type="float">
            <text:p>27109477</text:p>
          </table:table-cell>
          <table:table-cell office:value-type="float" office:value="56639154" calcext:value-type="float">
            <text:p>566391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65042" calcext:value-type="float">
            <text:p>0,65042</text:p>
          </table:table-cell>
          <table:table-cell office:value-type="float" office:value="125728048" calcext:value-type="float">
            <text:p>125728048</text:p>
          </table:table-cell>
          <table:table-cell office:value-type="float" office:value="257703354" calcext:value-type="float">
            <text:p>25770335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.82642" calcext:value-type="float">
            <text:p>1,82642</text:p>
          </table:table-cell>
          <table:table-cell office:value-type="float" office:value="346023498" calcext:value-type="float">
            <text:p>346023498</text:p>
          </table:table-cell>
          <table:table-cell office:value-type="float" office:value="699440813" calcext:value-type="float">
            <text:p>69944081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.88349" calcext:value-type="float">
            <text:p>3,88349</text:p>
          </table:table-cell>
          <table:table-cell office:value-type="float" office:value="745087460" calcext:value-type="float">
            <text:p>745087460</text:p>
          </table:table-cell>
          <table:table-cell office:value-type="float" office:value="1497530289" calcext:value-type="float">
            <text:p>149753028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.26861" calcext:value-type="float">
            <text:p>7,26861</text:p>
          </table:table-cell>
          <table:table-cell office:value-type="float" office:value="2077768078" calcext:value-type="float">
            <text:p>2077768078</text:p>
          </table:table-cell>
          <table:table-cell office:value-type="float" office:value="2722069868" calcext:value-type="float">
            <text:p>272206986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.2516" calcext:value-type="float">
            <text:p>12,2516</text:p>
          </table:table-cell>
          <table:table-cell office:value-type="float" office:value="4412856997" calcext:value-type="float">
            <text:p>4412856997</text:p>
          </table:table-cell>
          <table:table-cell office:value-type="float" office:value="4531363306" calcext:value-type="float">
            <text:p>453136330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.7909" calcext:value-type="float">
            <text:p>18,7909</text:p>
          </table:table-cell>
          <table:table-cell office:value-type="float" office:value="6779479221" calcext:value-type="float">
            <text:p>6779479221</text:p>
          </table:table-cell>
          <table:table-cell office:value-type="float" office:value="6956004090" calcext:value-type="float">
            <text:p>6956004090</text:p>
          </table:table-cell>
        </table:table-row>
      </table:table>
      <table:table table:name="exerc2_2 - c++" table:style-name="ta1">
        <table:shapes>
          <draw:frame draw:z-index="0" draw:style-name="gr1" draw:text-style-name="P1" svg:width="15.999cm" svg:height="8.999cm" svg:x="0.817cm" svg:y="3.049cm">
            <draw:object draw:notify-on-update-of-ranges="'exerc2_2 - c++'.A2:'exerc2_2 - c++'.A5 'exerc2_2 - c++'.B1:'exerc2_2 - c++'.B1 'exerc2_2 - c++'.B2:'exerc2_2 - c++'.B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7cm" svg:height="9.005cm" svg:x="0.991cm" svg:y="12.723cm">
            <draw:object draw:notify-on-update-of-ranges="'exerc2_2 - c++'.A2:'exerc2_2 - c++'.A5 'exerc2_2 - c++'.C1:'exerc2_2 - c++'.C1 'exerc2_2 - c++'.C2:'exerc2_2 - c++'.C5 'exerc2_2 - c++'.D1:'exerc2_2 - c++'.D1 'exerc2_2 - c++'.D2:'exerc2_2 - c++'.D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8.592" calcext:value-type="float">
            <text:p>48,592</text:p>
          </table:table-cell>
          <table:table-cell office:value-type="float" office:value="17706558510" calcext:value-type="float">
            <text:p>17706558510</text:p>
          </table:table-cell>
          <table:table-cell office:value-type="float" office:value="17334730364" calcext:value-type="float">
            <text:p>17334730364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164.263" calcext:value-type="float">
            <text:p>164,263</text:p>
          </table:table-cell>
          <table:table-cell office:value-type="float" office:value="59730941193" calcext:value-type="float">
            <text:p>59730941193</text:p>
          </table:table-cell>
          <table:table-cell office:value-type="float" office:value="58586319984" calcext:value-type="float">
            <text:p>5858631998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91.563" calcext:value-type="float">
            <text:p>391,563</text:p>
          </table:table-cell>
          <table:table-cell office:value-type="float" office:value="141493834397" calcext:value-type="float">
            <text:p>141493834397</text:p>
          </table:table-cell>
          <table:table-cell office:value-type="float" office:value="141056388335" calcext:value-type="float">
            <text:p>141056388335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765.795" calcext:value-type="float">
            <text:p>765,795</text:p>
          </table:table-cell>
          <table:table-cell office:value-type="float" office:value="276062704903" calcext:value-type="float">
            <text:p>276062704903</text:p>
          </table:table-cell>
          <table:table-cell office:value-type="float" office:value="296076335537" calcext:value-type="float">
            <text:p>2960763355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-00-0000</text:date>, <text:time style:data-style-name="N2" text:time-value="23:02:40.1911293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7T23:13:27.488453904</dc:date>
    <meta:editing-duration>PT42M17S</meta:editing-duration>
    <meta:editing-cycles>7</meta:editing-cycles>
    <meta:generator>LibreOffice/6.4.6.2$Linux_X86_64 LibreOffice_project/40$Build-2</meta:generator>
    <meta:document-statistic meta:table-count="3" meta:cell-count="84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title svg:x="5.314cm" svg:y="0.316cm" chart:style-name="ch2">
          <text:p>Algoritmo de multiplicação</text:p>
        </chart:title>
        <chart:subtitle svg:x="5.327cm" svg:y="1.275cm" chart:style-name="ch3">
          <text:p>Tempo em função do tamanho</text:p>
        </chart:subtitle>
        <chart:legend chart:legend-position="end" svg:x="13.896cm" svg:y="4.203cm" style:legend-expansion="high" chart:style-name="ch4"/>
        <chart:plot-area chart:style-name="ch5" table:cell-range-address="'exer1 - c++'.A1:'exer1 - c++'.B8" chart:data-source-has-labels="both" svg:x="1.331cm" svg:y="2.138cm" svg:width="12.245cm" svg:height="5.706cm">
          <chartooo:coordinate-region svg:x="1.952cm" svg:y="2.337cm" svg:width="11.066cm" svg:height="4.86cm"/>
          <chart:axis chart:dimension="x" chart:name="primary-x" chart:style-name="ch6" chartooo:axis-type="auto">
            <chartooo:date-scale/>
            <chart:title svg:x="6.007cm" svg:y="8.024cm" chart:style-name="ch7">
              <text:p>Tamanho da matriz</text:p>
            </chart:title>
            <chart:categories table:cell-range-address="'exer1 - c++'.A2:'exer1 - c++'.A8"/>
          </chart:axis>
          <chart:axis chart:dimension="y" chart:name="primary-y" chart:style-name="ch6">
            <chart:title svg:x="0.451cm" svg:y="6.927cm" chart:style-name="ch8">
              <text:p>Tempo de processamento</text:p>
            </chart:title>
            <chart:grid chart:style-name="ch9" chart:class="major"/>
          </chart:axis>
          <chart:series chart:style-name="ch10" chart:values-cell-range-address="'exer1 - c++'.B2:'exer1 - c++'.B8" chart:label-cell-address="'exer1 - c++'.B1:'exer1 - c++'.B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'exer1 - c++'.B1:'exer1 - c++'.B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1 - c++'.A2:'exer1 - c++'.A8</svg:desc>
                </draw:g>
              </table:table-cell>
              <table:table-cell office:value-type="float" office:value="0.24477">
                <text:p>0.24477</text:p>
                <draw:g>
                  <svg:desc>'exer1 - c++'.B2:'exer1 - c++'.B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64234">
                <text:p>1.6423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.74684">
                <text:p>4.7468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2.386">
                <text:p>22.38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8.3412">
                <text:p>48.341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86.2234">
                <text:p>86.223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3.751">
                <text:p>143.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9cm" svg:height="9.005cm" xlink:href=".." xlink:type="simple" chart:class="chart:line" chart:style-name="ch1">
        <chart:title svg:x="1.291cm" svg:y="0.316cm" chart:style-name="ch2">
          <text:p>Evolução de "data cache misses" em função do tamanho da matriz</text:p>
        </chart:title>
        <chart:subtitle svg:x="6.662cm" svg:y="1.275cm" chart:style-name="ch3">
          <text:p>Cache L1 e L2</text:p>
        </chart:subtitle>
        <chart:legend chart:legend-position="end" svg:x="14.265cm" svg:y="3.954cm" style:legend-expansion="high" chart:style-name="ch4"/>
        <chart:plot-area chart:style-name="ch5" table:cell-range-address="'exer1 - c++'.A2:'exer1 - c++'.A8 'exer1 - c++'.C1:'exer1 - c++'.D8" chart:data-source-has-labels="both" svg:x="1.33cm" svg:y="2.138cm" svg:width="12.616cm" svg:height="5.706cm">
          <chartooo:coordinate-region svg:x="3.248cm" svg:y="2.337cm" svg:width="10.141cm" svg:height="4.86cm"/>
          <chart:axis chart:dimension="x" chart:name="primary-x" chart:style-name="ch6" chartooo:axis-type="auto">
            <chartooo:date-scale/>
            <chart:title svg:x="6.417cm" svg:y="8.024cm" chart:style-name="ch7">
              <text:p>Tamanho matriz</text:p>
            </chart:title>
            <chart:categories table:cell-range-address="'exer1 - c++'.A2:'exer1 - c++'.A8"/>
          </chart:axis>
          <chart:axis chart:dimension="y" chart:name="primary-y" chart:style-name="ch8">
            <chart:title svg:x="0.451cm" svg:y="6.411cm" chart:style-name="ch9">
              <text:p>Data cache misses</text:p>
            </chart:title>
            <chart:grid chart:style-name="ch10" chart:class="major"/>
          </chart:axis>
          <chart:series chart:style-name="ch11" chart:values-cell-range-address="'exer1 - c++'.C2:'exer1 - c++'.C8" chart:label-cell-address="'exer1 - c++'.C1:'exer1 - c++'.C1" chart:class="chart:line">
            <chart:data-point chart:repeated="7"/>
          </chart:series>
          <chart:series chart:style-name="ch12" chart:values-cell-range-address="'exer1 - c++'.D2:'exer1 - c++'.D8" chart:label-cell-address="'exer1 - c++'.D1:'exer1 - c++'.D1" chart:class="chart:line">
            <chart:data-point chart:repeated="5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</text:p>
                <draw:g>
                  <svg:desc>'exer1 - c++'.C1:'exer1 - c++'.C1</svg:desc>
                </draw:g>
              </table:table-cell>
              <table:table-cell office:value-type="string">
                <text:p>L2</text:p>
                <draw:g>
                  <svg:desc>'exer1 - c++'.D1:'exer1 - c++'.D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1 - c++'.A2:'exer1 - c++'.A8</svg:desc>
                </draw:g>
              </table:table-cell>
              <table:table-cell office:value-type="float" office:value="244806664">
                <text:p>244806664</text:p>
                <draw:g>
                  <svg:desc>'exer1 - c++'.C2:'exer1 - c++'.C8</svg:desc>
                </draw:g>
              </table:table-cell>
              <table:table-cell office:value-type="float" office:value="42692166">
                <text:p>42692166</text:p>
                <draw:g>
                  <svg:desc>'exer1 - c++'.D2:'exer1 - c++'.D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24650781">
                <text:p>1224650781</text:p>
              </table:table-cell>
              <table:table-cell office:value-type="float" office:value="256217363">
                <text:p>25621736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520341095">
                <text:p>3520341095</text:p>
              </table:table-cell>
              <table:table-cell office:value-type="float" office:value="1700444516">
                <text:p>170044451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059253458">
                <text:p>9059253458</text:p>
              </table:table-cell>
              <table:table-cell office:value-type="float" office:value="8873232145">
                <text:p>887323214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7644124045">
                <text:p>17644124045</text:p>
              </table:table-cell>
              <table:table-cell office:value-type="float" office:value="25375241449">
                <text:p>25375241449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0912266518">
                <text:p>30912266518</text:p>
              </table:table-cell>
              <table:table-cell office:value-type="float" office:value="52844144647">
                <text:p>5284414464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0317568625">
                <text:p>50317568625</text:p>
              </table:table-cell>
              <table:table-cell office:value-type="float" office:value="97470458573">
                <text:p>974704585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085cm" svg:y="0.316cm" chart:style-name="ch2">
          <text:p>Line by Line Algorithm - C++</text:p>
        </chart:title>
        <chart:subtitle svg:x="2.822cm" svg:y="1.275cm" chart:style-name="ch3">
          <text:p>Tempo de processamento em função do tamanho da matriz</text:p>
        </chart:subtitle>
        <chart:legend chart:legend-position="end" svg:x="13.887cm" svg:y="4.204cm" style:legend-expansion="high" chart:style-name="ch4"/>
        <chart:plot-area chart:style-name="ch5" table:cell-range-address="'exerc2.1 - c++'.A1:'exerc2.1 - c++'.B8" chart:data-source-has-labels="both" svg:x="1.33cm" svg:y="2.138cm" svg:width="12.238cm" svg:height="5.707cm">
          <chartooo:coordinate-region svg:x="1.766cm" svg:y="2.337cm" svg:width="11.245cm" svg:height="4.861cm"/>
          <chart:axis chart:dimension="x" chart:name="primary-x" chart:style-name="ch6" chartooo:axis-type="auto">
            <chartooo:date-scale/>
            <chart:title svg:x="6.003cm" svg:y="8.025cm" chart:style-name="ch7">
              <text:p>Tamanho da matriz</text:p>
            </chart:title>
            <chart:categories table:cell-range-address="'exerc2.1 - c++'.A2:'exerc2.1 - c++'.A8"/>
          </chart:axis>
          <chart:axis chart:dimension="y" chart:name="primary-y" chart:style-name="ch6">
            <chart:title svg:x="0.451cm" svg:y="7.006cm" chart:style-name="ch8">
              <text:p>Tempo de processsamento</text:p>
            </chart:title>
            <chart:grid chart:style-name="ch9" chart:class="major"/>
          </chart:axis>
          <chart:series chart:style-name="ch10" chart:values-cell-range-address="'exerc2.1 - c++'.B2:'exerc2.1 - c++'.B8" chart:label-cell-address="'exerc2.1 - c++'.B1:'exerc2.1 - c++'.B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'exerc2.1 - c++'.B1:'exerc2.1 - c++'.B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c2.1 - c++'.A2:'exerc2.1 - c++'.A8</svg:desc>
                </draw:g>
              </table:table-cell>
              <table:table-cell office:value-type="float" office:value="0.118981">
                <text:p>0.118981</text:p>
                <draw:g>
                  <svg:desc>'exerc2.1 - c++'.B2:'exerc2.1 - c++'.B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5042">
                <text:p>0.6504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.82642">
                <text:p>1.8264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.88349">
                <text:p>3.8834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7.26861">
                <text:p>7.2686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2.2516">
                <text:p>12.251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8.7909">
                <text:p>18.79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column-mapping="1 0" chart:style-name="ch1">
        <chart:title svg:x="5.085cm" svg:y="0.316cm" chart:style-name="ch2">
          <text:p>Line by Line Algorithm - C++</text:p>
        </chart:title>
        <chart:subtitle svg:x="3.272cm" svg:y="1.275cm" chart:style-name="ch3">
          <text:p>"Data cache misses" em função do tmaanho da matriz</text:p>
        </chart:subtitle>
        <chart:legend chart:legend-position="end" svg:x="14.285cm" svg:y="3.954cm" style:legend-expansion="high" chart:style-name="ch4"/>
        <chart:plot-area chart:style-name="ch5" table:cell-range-address="'exerc2.1 - c++'.A2:'exerc2.1 - c++'.A8 'exerc2.1 - c++'.C1:'exerc2.1 - c++'.D8" chart:data-source-has-labels="both" svg:x="1.33cm" svg:y="2.138cm" svg:width="12.636cm" svg:height="5.706cm">
          <chartooo:coordinate-region svg:x="3.063cm" svg:y="2.338cm" svg:width="10.531cm" svg:height="4.859cm"/>
          <chart:axis chart:dimension="x" chart:name="primary-x" chart:style-name="ch6" chartooo:axis-type="auto">
            <chartooo:date-scale/>
            <chart:title svg:x="6.202cm" svg:y="8.024cm" chart:style-name="ch7">
              <text:p>Tamanho da matriz</text:p>
            </chart:title>
            <chart:categories table:cell-range-address="'exerc2.1 - c++'.A2:'exerc2.1 - c++'.A8"/>
          </chart:axis>
          <chart:axis chart:dimension="y" chart:name="primary-y" chart:style-name="ch8">
            <chart:title svg:x="0.451cm" svg:y="6.517cm" chart:style-name="ch9">
              <text:p>"Data cache misses"</text:p>
            </chart:title>
            <chart:grid chart:style-name="ch10" chart:class="major"/>
          </chart:axis>
          <chart:series chart:style-name="ch11" chart:values-cell-range-address="'exerc2.1 - c++'.D2:'exerc2.1 - c++'.D8" chart:label-cell-address="'exerc2.1 - c++'.D1:'exerc2.1 - c++'.D1" chart:class="chart:line">
            <chart:data-point chart:repeated="7"/>
          </chart:series>
          <chart:series chart:style-name="ch12" chart:values-cell-range-address="'exerc2.1 - c++'.C2:'exerc2.1 - c++'.C8" chart:label-cell-address="'exerc2.1 - c++'.C1:'exerc2.1 - c++'.C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2</text:p>
                <draw:g>
                  <svg:desc>'exerc2.1 - c++'.D1:'exerc2.1 - c++'.D1</svg:desc>
                </draw:g>
              </table:table-cell>
              <table:table-cell office:value-type="string">
                <text:p>L1</text:p>
                <draw:g>
                  <svg:desc>'exerc2.1 - c++'.C1:'exerc2.1 - c++'.C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c2.1 - c++'.A2:'exerc2.1 - c++'.A8</svg:desc>
                </draw:g>
              </table:table-cell>
              <table:table-cell office:value-type="float" office:value="56639154">
                <text:p>56639154</text:p>
                <draw:g>
                  <svg:desc>'exerc2.1 - c++'.D2:'exerc2.1 - c++'.D8</svg:desc>
                </draw:g>
              </table:table-cell>
              <table:table-cell office:value-type="float" office:value="27109477">
                <text:p>27109477</text:p>
                <draw:g>
                  <svg:desc>'exerc2.1 - c++'.C2:'exerc2.1 - c++'.C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57703354">
                <text:p>257703354</text:p>
              </table:table-cell>
              <table:table-cell office:value-type="float" office:value="125728048">
                <text:p>12572804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99440813">
                <text:p>699440813</text:p>
              </table:table-cell>
              <table:table-cell office:value-type="float" office:value="346023498">
                <text:p>34602349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497530289">
                <text:p>1497530289</text:p>
              </table:table-cell>
              <table:table-cell office:value-type="float" office:value="745087460">
                <text:p>74508746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722069868">
                <text:p>2722069868</text:p>
              </table:table-cell>
              <table:table-cell office:value-type="float" office:value="2077768078">
                <text:p>207776807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4531363306">
                <text:p>4531363306</text:p>
              </table:table-cell>
              <table:table-cell office:value-type="float" office:value="4412856997">
                <text:p>441285699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956004090">
                <text:p>6956004090</text:p>
              </table:table-cell>
              <table:table-cell office:value-type="float" office:value="6779479221">
                <text:p>67794792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35cm" svg:y="0.316cm" chart:style-name="ch2">
          <text:p>Tempo em função do tamanho da matriz</text:p>
        </chart:title>
        <chart:subtitle svg:x="4.57cm" svg:y="1.275cm" chart:style-name="ch3">
          <text:p>Algoritmo multiplicação por linha  - C++</text:p>
        </chart:subtitle>
        <chart:legend chart:legend-position="end" svg:x="13.889cm" svg:y="4.201cm" style:legend-expansion="high" chart:style-name="ch4"/>
        <chart:plot-area chart:style-name="ch5" table:cell-range-address="'exerc2_2 - c++'.A2:'exerc2_2 - c++'.B5 'exerc2_2 - c++'.B1:'exerc2_2 - c++'.B1" chart:data-source-has-labels="both" svg:x="1.331cm" svg:y="2.138cm" svg:width="12.238cm" svg:height="5.701cm">
          <chartooo:coordinate-region svg:x="2.138cm" svg:y="2.337cm" svg:width="10.966cm" svg:height="4.855cm"/>
          <chart:axis chart:dimension="x" chart:name="primary-x" chart:style-name="ch6" chartooo:axis-type="auto">
            <chartooo:date-scale/>
            <chart:title svg:x="6.004cm" svg:y="8.019cm" chart:style-name="ch7">
              <text:p>Tamanho da matriz</text:p>
            </chart:title>
            <chart:categories table:cell-range-address="'exerc2_2 - c++'.A2:'exerc2_2 - c++'.A5"/>
          </chart:axis>
          <chart:axis chart:dimension="y" chart:name="primary-y" chart:style-name="ch6">
            <chart:title svg:x="0.451cm" svg:y="6.924cm" chart:style-name="ch8">
              <text:p>Tempo de processamento</text:p>
            </chart:title>
            <chart:grid chart:style-name="ch9" chart:class="major"/>
          </chart:axis>
          <chart:series chart:style-name="ch10" chart:values-cell-range-address="'exerc2_2 - c++'.B2:'exerc2_2 - c++'.B5" chart:label-cell-address="'exerc2_2 - c++'.B1:'exerc2_2 - c++'.B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'exerc2_2 - c++'.B1:'exerc2_2 - c++'.B1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'exerc2_2 - c++'.A2:'exerc2_2 - c++'.A5</svg:desc>
                </draw:g>
              </table:table-cell>
              <table:table-cell office:value-type="float" office:value="48.592">
                <text:p>48.592</text:p>
                <draw:g>
                  <svg:desc>'exerc2_2 - c++'.B2:'exerc2_2 - c++'.B5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164.263">
                <text:p>164.26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91.563">
                <text:p>391.563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765.795">
                <text:p>765.7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478cm" svg:y="0.292cm" chart:style-name="ch2">
          <text:p>"Data Cache Misses" em função do tamanho da matriz</text:p>
        </chart:title>
        <chart:subtitle svg:x="4.026cm" svg:y="1.275cm" chart:style-name="ch3">
          <text:p>Algoritmo Multiplicação Linha por LInha - C++</text:p>
        </chart:subtitle>
        <chart:legend chart:legend-position="end" svg:x="14.284cm" svg:y="3.955cm" style:legend-expansion="high" chart:style-name="ch4"/>
        <chart:plot-area chart:style-name="ch5" table:cell-range-address="'exerc2_2 - c++'.A2:'exerc2_2 - c++'.A5 'exerc2_2 - c++'.C1:'exerc2_2 - c++'.D5" chart:data-source-has-labels="both" svg:x="1.33cm" svg:y="2.138cm" svg:width="12.635cm" svg:height="5.707cm">
          <chartooo:coordinate-region svg:x="3.433cm" svg:y="2.337cm" svg:width="10.067cm" svg:height="4.861cm"/>
          <chart:axis chart:dimension="x" chart:name="primary-x" chart:style-name="ch6" chartooo:axis-type="auto">
            <chartooo:date-scale/>
            <chart:title svg:x="6.201cm" svg:y="8.025cm" chart:style-name="ch7">
              <text:p>Tamanho da matriz</text:p>
            </chart:title>
            <chart:categories table:cell-range-address="'exerc2_2 - c++'.A2:'exerc2_2 - c++'.A5"/>
          </chart:axis>
          <chart:axis chart:dimension="y" chart:name="primary-y" chart:style-name="ch8">
            <chart:title svg:x="0.451cm" svg:y="6.556cm" chart:style-name="ch9">
              <text:p>"Data Cache Misses"</text:p>
            </chart:title>
            <chart:grid chart:style-name="ch10" chart:class="major"/>
          </chart:axis>
          <chart:series chart:style-name="ch11" chart:values-cell-range-address="'exerc2_2 - c++'.C2:'exerc2_2 - c++'.C5" chart:label-cell-address="'exerc2_2 - c++'.C1:'exerc2_2 - c++'.C1" chart:class="chart:line">
            <chart:data-point chart:repeated="4"/>
          </chart:series>
          <chart:series chart:style-name="ch12" chart:values-cell-range-address="'exerc2_2 - c++'.D2:'exerc2_2 - c++'.D5" chart:label-cell-address="'exerc2_2 - c++'.D1:'exerc2_2 - c++'.D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</text:p>
                <draw:g>
                  <svg:desc>'exerc2_2 - c++'.C1:'exerc2_2 - c++'.C1</svg:desc>
                </draw:g>
              </table:table-cell>
              <table:table-cell office:value-type="string">
                <text:p>L2</text:p>
                <draw:g>
                  <svg:desc>'exerc2_2 - c++'.D1:'exerc2_2 - c++'.D1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'exerc2_2 - c++'.A2:'exerc2_2 - c++'.A5</svg:desc>
                </draw:g>
              </table:table-cell>
              <table:table-cell office:value-type="float" office:value="17706558510">
                <text:p>17706558510</text:p>
                <draw:g>
                  <svg:desc>'exerc2_2 - c++'.C2:'exerc2_2 - c++'.C5</svg:desc>
                </draw:g>
              </table:table-cell>
              <table:table-cell office:value-type="float" office:value="17334730364">
                <text:p>17334730364</text:p>
                <draw:g>
                  <svg:desc>'exerc2_2 - c++'.D2:'exerc2_2 - c++'.D5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59730941193">
                <text:p>59730941193</text:p>
              </table:table-cell>
              <table:table-cell office:value-type="float" office:value="58586319984">
                <text:p>5858631998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41493834397">
                <text:p>141493834397</text:p>
              </table:table-cell>
              <table:table-cell office:value-type="float" office:value="141056388335">
                <text:p>141056388335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276062704903">
                <text:p>276062704903</text:p>
              </table:table-cell>
              <table:table-cell office:value-type="float" office:value="296076335537">
                <text:p>2960763355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